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3.7cm" svg:x="12.55cm" svg:y="4.249cm">
          <text:p text:style-name="P1"><text:span text:style-name="T1">op_mmu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6.6cm" svg:y1="6.2cm" svg:x2="19.8cm" svg:y2="6.2cm">
          <text:p/>
        </draw:line>
        <draw:line draw:style-name="gr2" draw:text-style-name="P1" draw:layer="layout" svg:x1="7.8cm" svg:y1="4.1cm" svg:x2="12.5cm" svg:y2="5.5cm">
          <text:p/>
        </draw:line>
        <draw:line draw:style-name="gr2" draw:text-style-name="P1" draw:layer="layout" svg:x1="8cm" svg:y1="8.2cm" svg:x2="12.45cm" svg:y2="6.65cm">
          <text:p/>
        </draw:line>
        <draw:frame draw:style-name="gr3" draw:layer="layout" svg:width="5.8cm" svg:height="2.297cm" svg:x="20cm" svg:y="5.003cm">
          <draw:text-box>
            <text:p><text:s text:c="17"/>[[5]</text:p>
            <text:p>result = <text:s text:c="4"/>[11]</text:p>
            <text:p><text:s text:c="18"/>[17 ]] <text:s text:c="2"/></text:p>
          </draw:text-box>
        </draw:frame>
        <draw:custom-shape draw:style-name="gr1" draw:text-style-name="P2" draw:layer="layout" svg:width="4.7cm" svg:height="3.7cm" svg:x="3cm" svg:y="2.2cm">
          <text:p text:style-name="P1"><text:span text:style-name="T1">op_const_x</text:span></text:p>
          <text:p text:style-name="P1"><text:span text:style-name="T1"/></text:p>
          <text:p text:style-name="P1"><text:span text:style-name="T1"><text:s text:c="5"/></text:span><text:span text:style-name="T1">[[1 <text:s/>2]</text:span></text:p>
          <text:p text:style-name="P1"><text:span text:style-name="T1">= <text:s text:c="3"/>[3 <text:s/>4]</text:span></text:p>
          <text:p text:style-name="P1"><text:span text:style-name="T1"><text:s text:c="7"/></text:span><text:span text:style-name="T1">[5 <text:s/>6]]</text:span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7cm" svg:height="3.8cm" svg:x="3.3cm" svg:y="6.4cm">
          <text:p text:style-name="P1"><text:span text:style-name="T1">op_const_y</text:span></text:p>
          <text:p text:style-name="P1"><text:span text:style-name="T1"/></text:p>
          <text:p text:style-name="P1"><text:span text:style-name="T1">= <text:s/>[[1]</text:span></text:p>
          <text:p text:style-name="P1"><text:span text:style-name="T1"><text:s text:c="6"/></text:span><text:span text:style-name="T1">[2]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cm" svg:y1="9.3cm" svg:x2="15.7cm" svg:y2="7.5cm">
          <text:p/>
        </draw:line>
        <draw:frame draw:style-name="gr5" draw:text-style-name="P3" draw:layer="layout" svg:width="4.7cm" svg:height="1.25cm" svg:x="16.8cm" svg:y="9.3cm">
          <draw:text-box>
            <text:p><text:span text:style-name="T2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20T14:59:51</dc:date>
    <dc:creator>tokai </dc:creator>
    <meta:editing-duration>PT5M40S</meta:editing-duration>
    <meta:editing-cycles>13</meta:editing-cycles>
    <meta:generator>LibreOffice/3.5$Linux_x86 LibreOffice_project/350m1$Build-2</meta:generator>
    <meta:document-statistic meta:object-count="9"/>
  </office:meta>
</office:document-meta>
</file>